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port (</text:span><text:span text:style-name="T2">id</text:span><text:span text:style-name="T3">, name)</text:span></text:p>
      <text:p text:style-name="P1"><text:span text:style-name="T4">exercise (</text:span><text:span text:style-name="T5">id</text:span><text:span text:style-name="T6">, name, description, area_of_effect)</text:span></text:p>
      <text:p text:style-name="P1"><text:span text:style-name="T6">sport_exercise (</text:span><text:span text:style-name="T7">#sport_id, #exercise_id</text:span><text:span text:style-name="T8">)</text:span><text:span text:style-name="T9"/></text:p>
      <text:p text:style-name="P1"><text:span text:style-name="T9">practice (</text:span><text:span text:style-name="T10">id</text:span><text:span text:style-name="T11">, performance, date, place, duration, #user_id, #exercise_id)</text:span></text:p>
      <text:p text:style-name="P1"><text:span text:style-name="T11">user_info (</text:span><text:span text:style-name="T12">id</text:span><text:span text:style-name="T13">, login, user_password, last_name, first_name, birthdate, gender, registration_date)</text:span></text:p>
      <text:p text:style-name="P1"><text:span text:style-name="T13">physics_datas (</text:span><text:span text:style-name="T14">id</text:span><text:span text:style-name="T15">, measure_date, weight, waist_size, hip_size, #user_id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